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23e51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65b5b"/>
    </style:style>
    <style:style style:name="P4" style:family="paragraph" style:parent-style-name="Standard">
      <style:text-properties style:font-name="BetecknaLowerCase1" officeooo:rsid="001290e9" officeooo:paragraph-rsid="00365b5b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3b05f7" style:font-size-asian="6pt" style:font-size-complex="6pt"/>
    </style:style>
    <style:style style:name="P7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FreeSans1" fo:font-size="12pt" officeooo:rsid="00323e51" officeooo:paragraph-rsid="0037e8da" style:font-size-asian="12pt" style:font-size-complex="12pt"/>
    </style:style>
    <style:style style:name="P9" style:family="paragraph" style:parent-style-name="Standard">
      <style:paragraph-properties fo:line-height="4.2cm" fo:text-align="end" style:justify-single-word="false"/>
      <style:text-properties style:font-name="FreeSans1" officeooo:rsid="0015d803" officeooo:paragraph-rsid="00323e51"/>
    </style:style>
    <style:style style:name="P10" style:family="paragraph" style:parent-style-name="Standard">
      <style:paragraph-properties fo:line-height="1.75cm" fo:text-align="start" style:justify-single-word="false"/>
      <style:text-properties style:font-name="FreeSans1" officeooo:rsid="0015d803" officeooo:paragraph-rsid="00323e51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paragraph-properties fo:text-align="center"/>
    </style:style>
    <style:style style:name="P15" style:family="paragraph">
      <style:text-properties style:font-name="BetecknaLowerCase1" fo:font-size="96pt" style:font-size-asian="96pt" style:font-size-complex="96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style:font-name="FreeSans1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fo:font-size="48pt" officeooo:rsid="00323e51" style:font-size-asian="48pt" style:font-size-complex="48pt"/>
    </style:style>
    <style:style style:name="T6" style:family="text">
      <style:text-properties officeooo:rsid="00323e51"/>
    </style:style>
    <style:style style:name="T7" style:family="text">
      <style:text-properties officeooo:rsid="0015d803"/>
    </style:style>
    <style:style style:name="T8" style:family="text">
      <style:text-properties officeooo:rsid="001a7abf" style:font-name-asian="Droid Sans Fallback" style:font-name-complex="FreeSans2"/>
    </style:style>
    <style:style style:name="T9" style:family="text">
      <style:text-properties officeooo:rsid="0037e8da" style:font-name-asian="Droid Sans Fallback" style:font-name-complex="FreeSans2"/>
    </style:style>
    <style:style style:name="T10" style:family="text">
      <style:text-properties officeooo:rsid="00365b5b"/>
    </style:style>
    <style:style style:name="T11" style:family="text">
      <style:text-properties officeooo:rsid="001f5956"/>
    </style:style>
    <style:style style:name="T12" style:family="text">
      <style:text-properties style:font-name="BetecknaLowerCase1" fo:font-size="96pt" style:font-size-asian="96pt" style:font-size-complex="96pt"/>
    </style:style>
    <style:style style:name="T1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="" draw:marker-start-width="0.427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="Linienspitzen_20_1" draw:marker-start-width="0.20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1" draw:z-index="0" draw:style-name="gr1" draw:text-style-name="P14" svg:width="1.413cm" svg:height="1.751cm" draw:transform="rotate (-2.07188035504247) translate (4.95190424578282cm 4.66017354260163cm)" svg:viewBox="0 0 1414 1752" svg:d="M1414 1660c-890 489-1971-1109-1082-1660">
        <text:p/>
      </draw:path>
      <draw:frame text:anchor-type="page" text:anchor-page-number="1" draw:z-index="2" draw:style-name="gr3" draw:text-style-name="P15" svg:width="3.654cm" svg:height="6.111cm" svg:x="2.048cm" svg:y="1.579cm">
        <draw:text-box>
          <text:p><text:span text:style-name="T12">h</text:span></text:p>
        </draw:text-box>
      </draw:frame>
      <draw:line text:anchor-type="page" text:anchor-page-number="1" draw:z-index="4" draw:style-name="gr4" draw:text-style-name="P16" svg:x1="3.029cm" svg:y1="5.991cm" svg:x2="3.008cm" svg:y2="3.47cm">
        <text:p/>
      </draw:line>
      <draw:frame text:anchor-type="page" text:anchor-page-number="1" draw:z-index="5" draw:style-name="gr5" draw:text-style-name="P17" svg:width="0.237cm" svg:height="0.579cm" svg:x="4.8cm" svg:y="3.935cm">
        <draw:text-box>
          <text:p><text:span text:style-name="T13">2</text:span></text:p>
        </draw:text-box>
      </draw:frame>
      <draw:frame text:anchor-type="page" text:anchor-page-number="1" draw:z-index="6" draw:style-name="gr5" draw:text-style-name="P17" svg:width="0.237cm" svg:height="0.579cm" svg:x="2.334cm" svg:y="3.621cm">
        <draw:text-box>
          <text:p><text:span text:style-name="T13">1</text:span></text:p>
        </draw:text-box>
      </draw:frame>
      <draw:line text:anchor-type="page" text:anchor-page-number="1" draw:z-index="7" draw:style-name="gr6" draw:text-style-name="P16" svg:x1="2.817cm" svg:y1="5.103cm" svg:x2="2.817cm" svg:y2="5.966cm">
        <text:p/>
      </draw:line>
      <draw:line text:anchor-type="page" text:anchor-page-number="1" draw:z-index="8" draw:style-name="gr7" draw:text-style-name="P16" svg:x1="4.793cm" svg:y1="4.951cm" svg:x2="4.77cm" svg:y2="5.988cm">
        <text:p/>
      </draw:line>
      <text:p text:style-name="P11">LATIN <text:span text:style-name="T3">SMALL</text:span> LETTER <text:span text:style-name="T6">H</text:span></text:p>
      <text:p text:style-name="P12">Das <text:span text:style-name="T3">kleine Ha</text:span></text:p>
      <text:p text:style-name="P7"/>
      <text:p text:style-name="P8"><text:span text:style-name="T10">hoffentlich </text:span><text:span text:style-name="T2">•</text:span><text:span text:style-name="T8"> </text:span><text:span text:style-name="T7">holen </text:span><text:span text:style-name="T2">•</text:span><text:span text:style-name="T8"> </text:span><text:span text:style-name="T7">helfen </text:span><text:span text:style-name="T2">•</text:span><text:span text:style-name="T8"> </text:span><text:span text:style-name="T7">heute </text:span><text:span text:style-name="T2">•</text:span><text:span text:style-name="T8"> </text:span><text:span text:style-name="T7">haben </text:span><text:span text:style-name="T2">•</text:span><text:span text:style-name="T8"> </text:span>husten<text:span text:style-name="T7"> </text:span><text:span text:style-name="T2">•</text:span><text:span text:style-name="T8"> </text:span><text:span text:style-name="T9">hören</text:span></text:p>
      <text:p text:style-name="P9"><draw:rect text:anchor-type="paragraph" draw:z-index="3" draw:style-name="gr2" draw:text-style-name="P14" svg:width="0.156cm" svg:height="0.473cm" svg:x="0.945cm" svg:y="0.552cm"><text:p/></draw:rect><draw:rect text:anchor-type="paragraph" draw:z-index="1" draw:style-name="gr2" draw:text-style-name="P14" svg:width="0.403cm" svg:height="0.378cm" svg:x="1.169cm" svg:y="0.346cm"><text:p/></draw:rect><text:span text:style-name="Outline_5f_very_5f_large"><text:span text:style-name="T6">hhhhhhh</text:span></text:span></text:p>
      <text:p text:style-name="P10"><text:span text:style-name="Outline_5f_large"><text:span text:style-name="T5">hhhhhhhhhhhhhhhhhhhh</text:span></text:span></text:p>
      <text:p text:style-name="P2"><text:span text:style-name="Outline"><text:span text:style-name="T6">hhhhhhhhhhhhhhhhhhhhhhhhhhhhhhhhhhhhhhhhh</text:span></text:span></text:p>
      <text:p text:style-name="P3"><text:span text:style-name="Outline"><text:span text:style-name="T6">hhhhhhhhhhhhhhhhhhhhhhhhhhhhhhhhhhhhhhhhh</text:span></text:span></text:p>
      <text:p text:style-name="P3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4"><text:span text:style-name="Outline"><text:span text:style-name="T6">hhhhhhhhhhhhhhhhhhhhhhhhhhhhhhhhhhhhhhhhh</text:span></text:span></text:p>
      <text:p text:style-name="P1"><draw:line text:anchor-type="paragraph" draw:z-index="9" draw:style-name="gr8" draw:text-style-name="P14" svg:x1="0cm" svg:y1="0.319cm" svg:x2="17cm" svg:y2="0.319cm"><text:p/></draw:line><draw:line text:anchor-type="paragraph" draw:z-index="10" draw:style-name="gr8" draw:text-style-name="P14" svg:x1="0cm" svg:y1="0.72cm" svg:x2="17cm" svg:y2="0.72cm"><text:p/></draw:line><draw:line text:anchor-type="paragraph" draw:z-index="11" draw:style-name="gr8" draw:text-style-name="P14" svg:x1="0cm" svg:y1="0.921cm" svg:x2="17cm" svg:y2="0.921cm"><text:p/></draw:line><draw:line text:anchor-type="paragraph" draw:z-index="12" draw:style-name="gr8" draw:text-style-name="P14" svg:x1="0cm" svg:y1="0.52cm" svg:x2="17cm" svg:y2="0.52cm"><text:p/></draw:line><text:span text:style-name="Outline"><text:span text:style-name="T4">h</text:span></text:span></text:p>
      <text:p text:style-name="P1"><draw:line text:anchor-type="paragraph" draw:z-index="13" draw:style-name="gr8" draw:text-style-name="P14" svg:x1="0cm" svg:y1="0.319cm" svg:x2="17cm" svg:y2="0.319cm"><text:p/></draw:line><draw:line text:anchor-type="paragraph" draw:z-index="14" draw:style-name="gr8" draw:text-style-name="P14" svg:x1="0cm" svg:y1="0.921cm" svg:x2="17cm" svg:y2="0.921cm"><text:p/></draw:line><text:span text:style-name="Outline"><text:span text:style-name="T4">h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0:44.778161824</dc:date>
    <dc:creator>Stephan Kreutzer</dc:creator>
    <meta:editing-duration>PT2H15M43S</meta:editing-duration>
    <meta:editing-cycles>46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4" meta:character-count="823" meta:non-whitespace-character-count="790"/>
  </office:meta>
</office:document-meta>
</file>